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ffffcc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none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5.483cm"/>
    </style:style>
    <style:style style:name="gr12" style:family="graphic" style:parent-style-name="objectwithoutfill">
      <style:graphic-properties draw:marker-end="Circle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8pt" fo:language="en" fo:country="US" style:font-size-asian="18pt" style:font-size-complex="18pt"/>
    </style:style>
    <style:style style:name="P3" style:family="paragraph">
      <style:paragraph-properties fo:text-align="center"/>
      <style:text-properties fo:font-size="10pt" style:font-size-asian="18pt" style:font-size-complex="18pt"/>
    </style:style>
    <style:style style:name="P4" style:family="paragraph">
      <style:text-properties fo:font-size="10pt" style:font-size-asian="18pt" style:font-size-complex="18pt"/>
    </style:style>
    <style:style style:name="P5" style:family="paragraph">
      <style:text-properties fo:font-size="12pt" fo:language="en" fo:country="US" style:font-size-asian="18pt" style:font-size-complex="18pt"/>
    </style:style>
    <style:style style:name="P6" style:family="paragraph"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color="#ff0000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font-size="10pt" fo:font-weight="bold" style:font-size-asian="18pt" style:font-weight-asian="bold" style:font-size-complex="18pt" style:font-weight-complex="bold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font-size="12pt" fo:language="en" fo:country="US" style:font-size-asian="18pt" style:font-size-complex="18pt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445cm" svg:height="1.27cm" svg:x="6.08cm" svg:y="2.27cm">
          <text:p text:style-name="P1">main_window</text:p>
          <draw:enhanced-geometry svg:viewBox="0 0 21600 21600" draw:type="rectangle" draw:enhanced-path="M 0 0 L 21600 0 21600 21600 0 21600 0 0 Z N"/>
        </draw:custom-shape>
        <draw:frame draw:style-name="gr2" draw:layer="layout" svg:width="1.632cm" svg:height="0.962cm" svg:x="0.845cm" svg:y="2.27cm">
          <draw:text-box>
            <text:p>GUI</text:p>
          </draw:text-box>
        </draw:frame>
        <draw:custom-shape draw:style-name="gr1" draw:text-style-name="P1" xml:id="id4" draw:id="id4" draw:layer="layout" svg:width="4.445cm" svg:height="1.27cm" svg:x="6.08cm" svg:y="4.175cm">
          <text:p text:style-name="P1">grid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4.445cm" svg:height="1.27cm" svg:x="6.08cm" svg:y="6.08cm">
          <text:p text:style-name="P1">grid_tabl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4.445cm" svg:height="1.27cm" svg:x="11.16cm" svg:y="6.08cm">
          <text:p text:style-name="P1">grid_render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445cm" svg:height="1.27cm" svg:x="16.24cm" svg:y="2.27cm">
          <text:p text:style-name="P1">gui_interfaces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445cm" svg:height="1.27cm" svg:x="16.145cm" svg:y="4.175cm">
          <text:p text:style-name="P1">dialog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525cm" svg:y1="2.905cm" svg:x2="16.24cm" svg:y2="2.905cm" draw:start-shape="id1" draw:end-shape="id2" svg:d="m10525 2905h5715">
          <text:p/>
        </draw:connector>
        <draw:connector draw:style-name="gr3" draw:text-style-name="P1" draw:layer="layout" draw:type="line" svg:x1="18.462cm" svg:y1="3.54cm" svg:x2="18.367cm" svg:y2="4.175cm" draw:start-shape="id2" draw:end-shape="id3" draw:end-glue-point="0" svg:d="m18462 3540-95 635">
          <text:p/>
        </draw:connector>
        <draw:connector draw:style-name="gr3" draw:text-style-name="P1" draw:layer="layout" draw:type="line" svg:x1="8.302cm" svg:y1="3.54cm" svg:x2="8.302cm" svg:y2="4.175cm" draw:start-shape="id1" draw:end-shape="id4" draw:end-glue-point="0" svg:d="m8302 3540v635">
          <text:p/>
        </draw:connector>
        <draw:connector draw:style-name="gr3" draw:text-style-name="P1" xml:id="id6" draw:id="id6" draw:layer="layout" draw:type="line" svg:x1="10.525cm" svg:y1="4.81cm" svg:x2="13.382cm" svg:y2="6.08cm" draw:start-shape="id4" draw:start-glue-point="1" draw:end-shape="id5" draw:end-glue-point="0" svg:d="m10525 4810 2857 1270">
          <text:p/>
        </draw:connector>
        <draw:connector draw:style-name="gr3" draw:text-style-name="P1" draw:layer="layout" draw:type="line" svg:x1="11.953cm" svg:y1="5.445cm" svg:x2="8.302cm" svg:y2="6.08cm" draw:start-shape="id6" draw:start-glue-point="0" draw:end-shape="id7" draw:end-glue-point="0" svg:d="m11953 5445-3651 635">
          <text:p/>
        </draw:connector>
        <draw:custom-shape draw:style-name="gr1" draw:text-style-name="P1" xml:id="id23" draw:id="id23" draw:layer="layout" svg:width="4.445cm" svg:height="1.27cm" svg:x="26.364cm" svg:y="4.134cm">
          <text:p text:style-name="P1">toolbars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4.445cm" svg:height="1.27cm" svg:x="21.32cm" svg:y="4.175cm">
          <text:p text:style-name="P1">menubars</text:p>
          <draw:enhanced-geometry svg:viewBox="0 0 21600 21600" draw:type="rectangle" draw:enhanced-path="M 0 0 L 21600 0 21600 21600 0 21600 0 0 Z N"/>
        </draw:custom-shape>
        <draw:frame draw:style-name="gr2" draw:layer="layout" svg:width="3.605cm" svg:height="0.962cm" svg:x="0.845cm" svg:y="9.563cm">
          <draw:text-box>
            <text:p>MODEL L4</text:p>
          </draw:text-box>
        </draw:frame>
        <draw:custom-shape draw:style-name="gr1" draw:text-style-name="P1" xml:id="id8" draw:id="id8" draw:layer="layout" svg:width="6.985cm" svg:height="1.27cm" svg:x="6.08cm" svg:y="9.255cm">
          <text:p text:style-name="P1"><text:span text:style-name="T1">code</text:span>_exec_array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2cm" svg:y1="7.35cm" svg:x2="9.572cm" svg:y2="9.255cm" draw:start-shape="id7" draw:end-shape="id8" draw:end-glue-point="0" svg:d="m8302 7350 1270 1905">
          <text:p/>
        </draw:connector>
        <draw:connector draw:style-name="gr3" draw:text-style-name="P1" draw:layer="layout" draw:type="line" svg:x1="13.382cm" svg:y1="7.35cm" svg:x2="9.572cm" svg:y2="9.255cm" draw:start-shape="id5" draw:start-glue-point="2" draw:end-shape="id8" draw:end-glue-point="0" svg:d="m13382 7350-3810 1905">
          <text:p/>
        </draw:connector>
        <draw:frame draw:style-name="gr2" draw:layer="layout" svg:width="3.33cm" svg:height="0.962cm" svg:x="0.845cm" svg:y="13.373cm">
          <draw:text-box>
            <text:p>ACTIONS</text:p>
          </draw:text-box>
        </draw:frame>
        <draw:custom-shape draw:style-name="gr1" draw:text-style-name="P1" xml:id="id9" draw:id="id9" draw:layer="layout" svg:width="6.985cm" svg:height="1.27cm" svg:x="6.08cm" svg:y="13.065cm">
          <text:p text:style-name="P1">main_window_ac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6.985cm" svg:height="1.27cm" svg:x="6.08cm" svg:y="14.97cm">
          <text:p text:style-name="P1">grid_actions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6.985cm" svg:height="1.27cm" svg:x="6.08cm" svg:y="16.875cm">
          <text:p text:style-name="P1">grid_cell_action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6.08cm" svg:y1="2.905cm" svg:x2="6.08cm" svg:y2="13.7cm" draw:start-shape="id1" draw:start-glue-point="3" draw:end-shape="id9" draw:end-glue-point="3" svg:d="m6080 2905h-502v10795h502">
          <text:p/>
        </draw:connector>
        <draw:connector draw:style-name="gr3" draw:text-style-name="P1" draw:layer="layout" svg:x1="6.08cm" svg:y1="4.81cm" svg:x2="6.08cm" svg:y2="15.605cm" draw:start-shape="id4" draw:start-glue-point="3" draw:end-shape="id10" draw:end-glue-point="3" svg:d="m6080 4810h-502v10795h502">
          <text:p/>
        </draw:connector>
        <draw:connector draw:style-name="gr3" draw:text-style-name="P1" draw:layer="layout" svg:x1="6.08cm" svg:y1="4.81cm" svg:x2="6.08cm" svg:y2="17.51cm" draw:start-shape="id4" draw:start-glue-point="3" draw:end-shape="id11" draw:end-glue-point="3" svg:d="m6080 4810h-502v12700h502">
          <text:p/>
        </draw:connector>
        <draw:connector draw:style-name="gr3" draw:text-style-name="P1" draw:layer="layout" svg:x1="13.065cm" svg:y1="9.89cm" svg:x2="13.065cm" svg:y2="15.605cm" draw:start-shape="id8" draw:start-glue-point="1" draw:end-shape="id10" svg:d="m13065 9890h500v5715h-500">
          <text:p/>
        </draw:connector>
        <draw:connector draw:style-name="gr3" draw:text-style-name="P1" draw:layer="layout" svg:x1="13.065cm" svg:y1="9.89cm" svg:x2="13.065cm" svg:y2="17.51cm" draw:start-shape="id8" draw:start-glue-point="1" draw:end-shape="id11" draw:end-glue-point="1" svg:d="m13065 9890h500v7620h-500">
          <text:p/>
        </draw:connector>
        <draw:frame draw:style-name="gr2" draw:text-style-name="P2" draw:layer="layout" svg:width="5.108cm" svg:height="2.384cm" svg:x="-4.582cm" svg:y="13.7cm">
          <draw:text-box>
            <text:p><text:span text:style-name="T2">All changes to </text:span></text:p>
            <text:p><text:span text:style-name="T2">the model are </text:span></text:p>
            <text:p><text:span text:style-name="T2">done by actions.</text:span></text:p>
          </draw:text-box>
        </draw:frame>
        <draw:frame draw:style-name="gr2" draw:text-style-name="P2" draw:layer="layout" svg:width="4.947cm" svg:height="3.095cm" svg:x="-4.582cm" svg:y="2.27cm">
          <draw:text-box>
            <text:p><text:span text:style-name="T2">The GUI layer</text:span></text:p>
            <text:p><text:span text:style-name="T2">manages wx</text:span></text:p>
            <text:p><text:span text:style-name="T2">objects and </text:span></text:p>
            <text:p><text:span text:style-name="T2">dialog workflow.</text:span></text:p>
          </draw:text-box>
        </draw:frame>
        <draw:frame draw:style-name="gr2" draw:text-style-name="P2" draw:layer="layout" svg:width="5.328cm" svg:height="2.384cm" svg:x="-4.582cm" svg:y="9.335cm">
          <draw:text-box>
            <text:p><text:span text:style-name="T2">The model layer</text:span></text:p>
            <text:p><text:span text:style-name="T2">contains the core</text:span></text:p>
            <text:p><text:span text:style-name="T2">data structure S</text:span></text:p>
          </draw:text-box>
        </draw:frame>
        <draw:custom-shape draw:style-name="gr1" draw:text-style-name="P1" xml:id="id12" draw:id="id12" draw:layer="layout" svg:width="4.445cm" svg:height="1.27cm" svg:x="6.08cm" svg:y="0.365cm">
          <text:p text:style-name="P1">pysprea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302cm" svg:y1="1.635cm" svg:x2="8.302cm" svg:y2="2.27cm" draw:start-shape="id12" draw:start-glue-point="2" draw:end-shape="id1" draw:end-glue-point="0" svg:d="m8302 1635v635">
          <text:p/>
        </draw:connector>
        <draw:frame draw:style-name="gr2" draw:layer="layout" svg:width="2.534cm" svg:height="0.962cm" svg:x="0.845cm" svg:y="0.365cm">
          <draw:text-box>
            <text:p>START</text:p>
          </draw:text-box>
        </draw:frame>
        <draw:connector draw:style-name="gr3" draw:text-style-name="P1" draw:layer="layout" svg:x1="6.08cm" svg:y1="2.905cm" svg:x2="6.08cm" svg:y2="15.605cm" draw:start-shape="id1" draw:start-glue-point="3" draw:end-shape="id10" draw:end-glue-point="3" svg:d="m6080 2905h-502v12700h502">
          <text:p/>
        </draw:connector>
        <draw:connector draw:style-name="gr3" draw:text-style-name="P1" draw:layer="layout" svg:x1="6.08cm" svg:y1="2.905cm" svg:x2="6.08cm" svg:y2="17.51cm" draw:start-shape="id1" draw:start-glue-point="3" draw:end-shape="id11" draw:end-glue-point="3" svg:d="m6080 2905h-502v14605h502">
          <text:p/>
        </draw:connector>
        <draw:custom-shape draw:style-name="gr1" draw:text-style-name="P1" xml:id="id13" draw:id="id13" draw:layer="layout" svg:width="4.445cm" svg:height="1.27cm" svg:x="5.901cm" svg:y="21.096cm">
          <text:p text:style-name="P1">data_arra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6.12cm" svg:height="0.962cm" svg:x="6.08cm" svg:y="10.525cm">
          <draw:text-box>
            <text:p>currently data_array</text:p>
          </draw:text-box>
        </draw:frame>
        <draw:connector draw:style-name="gr3" draw:text-style-name="P1" draw:layer="layout" draw:line-skew="0cm 0.77cm" svg:x1="13.065cm" svg:y1="9.89cm" svg:x2="8.123cm" svg:y2="21.096cm" draw:start-shape="id8" draw:start-glue-point="1" draw:end-shape="id13" draw:end-glue-point="0" svg:d="m13065 9890h500v6691h-5442v4515">
          <text:p/>
        </draw:connector>
        <draw:custom-shape draw:style-name="gr1" draw:text-style-name="P1" xml:id="id14" draw:id="id14" draw:layer="layout" svg:width="7.62cm" svg:height="1.27cm" svg:x="11.795cm" svg:y="19.415cm">
          <text:p text:style-name="P1">slicing_mixin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7.62cm" svg:height="1.27cm" svg:x="11.795cm" svg:y="21.32cm">
          <text:p text:style-name="P1">ndim_opeations_mixin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7.62cm" svg:height="1.27cm" svg:x="11.795cm" svg:y="23.225cm">
          <text:p text:style-name="P1">classic_addressing_mixi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46cm" svg:y1="21.731cm" svg:x2="11.795cm" svg:y2="20.05cm" draw:start-shape="id13" draw:end-shape="id14" draw:end-glue-point="3" svg:d="m10346 21731 1449-1681">
          <text:p/>
        </draw:connector>
        <draw:connector draw:style-name="gr3" draw:text-style-name="P1" draw:layer="layout" draw:type="line" svg:x1="10.346cm" svg:y1="21.731cm" svg:x2="11.795cm" svg:y2="21.955cm" draw:start-shape="id13" draw:start-glue-point="1" draw:end-shape="id15" draw:end-glue-point="3" svg:d="m10346 21731 1449 224">
          <text:p/>
        </draw:connector>
        <draw:connector draw:style-name="gr3" draw:text-style-name="P1" draw:layer="layout" draw:type="line" svg:x1="10.346cm" svg:y1="21.731cm" svg:x2="11.795cm" svg:y2="23.86cm" draw:start-shape="id13" draw:start-glue-point="1" draw:end-shape="id16" draw:end-glue-point="3" svg:d="m10346 21731 1449 2129">
          <text:p/>
        </draw:connector>
        <draw:custom-shape draw:style-name="gr1" draw:text-style-name="P1" xml:id="id17" draw:id="id17" draw:layer="layout" svg:width="4.445cm" svg:height="1.27cm" svg:x="5.88cm" svg:y="27.94cm">
          <text:p text:style-name="P1">dict_grid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7.62cm" svg:height="1.27cm" svg:x="11.795cm" svg:y="27.035cm">
          <text:p text:style-name="P1">cell_attributes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7.62cm" svg:height="1.27cm" svg:x="11.795cm" svg:y="25.13cm">
          <text:p text:style-name="P1">unredo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8.102cm" svg:y1="29.21cm" svg:x2="8.13cm" svg:y2="33.161cm" draw:start-shape="id17" draw:start-glue-point="2" draw:end-shape="id18" draw:end-glue-point="0" svg:d="m8102 29210 28 3951">
          <text:p/>
        </draw:connector>
        <draw:connector draw:style-name="gr3" draw:text-style-name="P1" draw:layer="layout" draw:type="line" svg:x1="10.325cm" svg:y1="28.575cm" svg:x2="11.795cm" svg:y2="27.67cm" draw:start-shape="id17" draw:end-shape="id19" draw:end-glue-point="3" svg:d="m10325 28575 1470-905">
          <text:p/>
        </draw:connector>
        <draw:connector draw:style-name="gr3" draw:text-style-name="P1" draw:layer="layout" draw:type="line" svg:x1="8.123cm" svg:y1="22.366cm" svg:x2="8.102cm" svg:y2="27.94cm" draw:start-shape="id13" draw:start-glue-point="2" draw:end-shape="id17" draw:end-glue-point="0" svg:d="m8123 22366-21 5574">
          <text:p/>
        </draw:connector>
        <draw:custom-shape draw:style-name="gr1" draw:text-style-name="P1" xml:id="id20" draw:id="id20" draw:layer="layout" svg:width="7.62cm" svg:height="1.27cm" svg:x="11.795cm" svg:y="28.94cm">
          <text:p text:style-name="P1">macro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325cm" svg:y1="28.575cm" svg:x2="11.795cm" svg:y2="29.575cm" draw:start-shape="id17" draw:start-glue-point="1" draw:end-shape="id20" draw:end-glue-point="3" svg:d="m10325 28575 1470 1000">
          <text:p/>
        </draw:connector>
        <draw:custom-shape draw:style-name="gr1" draw:text-style-name="P1" xml:id="id18" draw:id="id18" draw:layer="layout" svg:width="5.259cm" svg:height="1.27cm" svg:x="5.501cm" svg:y="33.161cm">
          <text:p text:style-name="P1">key_value_stor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layer="layout" svg:width="3.605cm" svg:height="0.962cm" svg:x="0.821cm" svg:y="21.404cm">
          <draw:text-box>
            <text:p>MODEL L3</text:p>
          </draw:text-box>
        </draw:frame>
        <draw:frame draw:style-name="gr2" draw:layer="layout" svg:width="3.605cm" svg:height="0.962cm" svg:x="1cm" svg:y="27.978cm">
          <draw:text-box>
            <text:p>MODEL L2</text:p>
          </draw:text-box>
        </draw:frame>
        <draw:frame draw:style-name="gr2" draw:layer="layout" svg:width="3.605cm" svg:height="0.962cm" svg:x="0.821cm" svg:y="33.161cm">
          <draw:text-box>
            <text:p>MODEL L1</text:p>
          </draw:text-box>
        </draw:frame>
        <draw:connector draw:style-name="gr3" draw:text-style-name="P1" draw:layer="layout" draw:type="line" svg:x1="10.346cm" svg:y1="21.731cm" svg:x2="11.795cm" svg:y2="25.765cm" draw:start-shape="id13" draw:start-glue-point="1" draw:end-shape="id21" svg:d="m10346 21731 1449 4034">
          <text:p/>
        </draw:connector>
        <draw:connector draw:style-name="gr3" draw:text-style-name="P1" draw:layer="layout" draw:type="line" svg:x1="18.462cm" svg:y1="3.54cm" svg:x2="23.542cm" svg:y2="4.175cm" draw:start-shape="id2" draw:start-glue-point="2" draw:end-shape="id22" draw:end-glue-point="0" svg:d="m18462 3540 5080 635">
          <text:p/>
        </draw:connector>
        <draw:connector draw:style-name="gr3" draw:text-style-name="P1" draw:layer="layout" draw:type="line" svg:x1="18.462cm" svg:y1="3.54cm" svg:x2="28.586cm" svg:y2="4.134cm" draw:start-shape="id2" draw:start-glue-point="2" draw:end-shape="id23" draw:end-glue-point="0" svg:d="m18462 3540 10124 594">
          <text:p/>
        </draw:connector>
      </draw:page>
      <draw:page draw:name="page2" draw:style-name="dp1" draw:master-page-name="Default">
        <draw:custom-shape draw:style-name="gr4" draw:text-style-name="P1" draw:layer="layout" svg:width="10.16cm" svg:height="9.525cm" svg:x="6.08cm" svg:y="21.3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08cm" svg:height="3.175cm" svg:x="15.51cm" svg:y="11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3.175cm" svg:x="1cm" svg:y="6.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8.255cm" svg:height="6.985cm" svg:x="-3.68cm" svg:y="15.60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.16cm" svg:height="14.605cm" svg:x="5.21cm" svg:y="6.08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62cm" svg:height="1.27cm" svg:x="13.165cm" svg:y="2.27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7.597cm" svg:height="0.962cm" svg:x="6.103cm" svg:y="1cm">
          <draw:text-box>
            <text:p>Main classes in pyspread</text:p>
          </draw:text-box>
        </draw:frame>
        <draw:custom-shape draw:style-name="gr1" draw:text-style-name="P3" xml:id="id26" draw:id="id26" draw:layer="layout" svg:width="7.62cm" svg:height="0.635cm" svg:x="6.08cm" svg:y="4.175cm">
          <text:p text:style-name="P1"><text:span text:style-name="T3">pyspread.py</text:span><text:span text:style-name="T4">: MainApplicatio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6.416cm" svg:y1="2.582cm" svg:x2="17.61cm" svg:y2="2.582cm" draw:start-shape="id24" draw:start-glue-point="1" draw:end-shape="id25" draw:end-glue-point="3" svg:d="m16416 2582h1194">
          <text:p/>
        </draw:connector>
        <draw:frame draw:style-name="gr2" draw:text-style-name="P4" xml:id="id25" draw:id="id25" draw:layer="layout" svg:width="3cm" svg:height="0.645cm" svg:x="17.61cm" svg:y="2.26cm">
          <draw:text-box>
            <text:p><text:span text:style-name="T4">Contained class</text:span></text:p>
          </draw:text-box>
        </draw:frame>
        <draw:custom-shape draw:style-name="gr1" draw:text-style-name="P3" xml:id="id27" draw:id="id27" draw:layer="layout" svg:width="7.62cm" svg:height="0.635cm" svg:x="6.08cm" svg:y="6.08cm">
          <text:p text:style-name="P1"><text:span text:style-name="T3">gui/_main_window.py:</text:span><text:span text:style-name="T4"> MainApplication</text:span></text:p>
          <draw:enhanced-geometry svg:viewBox="0 0 21600 21600" draw:type="rectangle" draw:enhanced-path="M 0 0 L 21600 0 21600 21600 0 21600 0 0 Z N"/>
        </draw:custom-shape>
        <draw:frame draw:style-name="gr2" draw:text-style-name="P4" xml:id="id24" draw:id="id24" draw:layer="layout" svg:width="3.076cm" svg:height="0.645cm" svg:x="13.34cm" svg:y="2.26cm">
          <draw:text-box>
            <text:p><text:span text:style-name="T4">Containing class</text:span></text:p>
          </draw:text-box>
        </draw:frame>
        <draw:connector draw:style-name="gr10" draw:text-style-name="P1" draw:layer="layout" draw:type="line" svg:x1="9.89cm" svg:y1="4.81cm" svg:x2="9.89cm" svg:y2="6.08cm" draw:start-shape="id26" draw:end-shape="id27" svg:d="m9890 4810v1270">
          <text:p/>
        </draw:connector>
        <draw:custom-shape draw:style-name="gr1" draw:text-style-name="P3" xml:id="id28" draw:id="id28" draw:layer="layout" svg:width="7.62cm" svg:height="0.635cm" svg:x="6.08cm" svg:y="7.35cm">
          <text:p text:style-name="P1"><text:span text:style-name="T3">gui/_menubars.py:</text:span><text:span text:style-name="T4"> MainMenu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0" draw:id="id30" draw:layer="layout" svg:width="7.62cm" svg:height="1.27cm" svg:x="6.08cm" svg:y="10.525cm">
          <text:p text:style-name="P1"><text:span text:style-name="T3">gui/_toolbars.py:</text:span><text:span text:style-name="T4"> MainToolbar,</text:span></text:p>
          <text:p text:style-name="P1"><text:span text:style-name="T4">FindToolbar, AttributesToolbar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0.134cm" svg:x1="6.08cm" svg:y1="6.397cm" svg:x2="6.08cm" svg:y2="7.667cm" draw:start-shape="id27" draw:start-glue-point="3" draw:end-shape="id28" svg:d="m6080 6397h-635v1270h635">
          <text:p/>
        </draw:connector>
        <draw:custom-shape draw:style-name="gr1" draw:text-style-name="P3" xml:id="id31" draw:id="id31" draw:layer="layout" svg:width="7.62cm" svg:height="0.635cm" svg:x="6.08cm" svg:y="12.43cm">
          <text:p text:style-name="P1"><text:span text:style-name="T3">lib/clipboard.py:</text:span><text:span text:style-name="T4"> Clipboar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9" draw:id="id29" draw:layer="layout" svg:width="7.62cm" svg:height="1.27cm" svg:x="6.08cm" svg:y="8.62cm">
          <text:p text:style-name="P1"><text:span text:style-name="T3">gui/_widgets.py:</text:span><text:span text:style-name="T4"> StatusBar, EntryLine, </text:span></text:p>
          <text:p text:style-name="P1"><text:span text:style-name="T4">TableChoiceIntCtrl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0.134cm" svg:x1="6.08cm" svg:y1="6.396cm" svg:x2="6.08cm" svg:y2="9.255cm" draw:end-shape="id29" draw:end-glue-point="3" svg:d="m6080 6396h-635v2859h635">
          <text:p/>
        </draw:connector>
        <draw:connector draw:style-name="gr10" draw:text-style-name="P1" draw:layer="layout" draw:line-skew="-0.134cm" svg:x1="6.08cm" svg:y1="6.396cm" svg:x2="6.08cm" svg:y2="11.16cm" draw:end-shape="id30" draw:end-glue-point="3" svg:d="m6080 6396h-635v4764h635">
          <text:p/>
        </draw:connector>
        <draw:connector draw:style-name="gr10" draw:text-style-name="P1" draw:layer="layout" draw:line-skew="-0.134cm" svg:x1="6.08cm" svg:y1="6.396cm" svg:x2="6.08cm" svg:y2="12.747cm" draw:end-shape="id31" draw:end-glue-point="3" svg:d="m6080 6396h-635v6351h635">
          <text:p/>
        </draw:connector>
        <draw:custom-shape draw:style-name="gr1" draw:text-style-name="P3" xml:id="id32" draw:id="id32" draw:layer="layout" svg:width="7.62cm" svg:height="1.27cm" svg:x="-3.445cm" svg:y="18.145cm">
          <text:p text:style-name="P1"><text:span text:style-name="T3">actions/_main_window_actions.py:</text:span></text:p>
          <text:p text:style-name="P1"><text:span text:style-name="T4">AllMainWindowAction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067cm" svg:x1="6.08cm" svg:y1="6.396cm" svg:x2="4.175cm" svg:y2="18.78cm" draw:end-shape="id32" svg:d="m6080 6396h-635v12384h-1270">
          <text:p/>
        </draw:connector>
        <draw:custom-shape draw:style-name="gr1" draw:text-style-name="P3" xml:id="id33" draw:id="id33" draw:layer="layout" svg:width="4.985cm" svg:height="0.635cm" svg:x="15.605cm" svg:y="13.065cm">
          <text:p text:style-name="P1"><text:span text:style-name="T3">gui/_events.py:</text:span><text:span text:style-name="T4"> EventMixin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318cm" svg:x1="13.7cm" svg:y1="6.397cm" svg:x2="15.605cm" svg:y2="13.382cm" draw:start-shape="id27" draw:end-shape="id33" draw:end-glue-point="3" svg:d="m13700 6397h1270v6985h635">
          <text:p/>
        </draw:connector>
        <draw:custom-shape draw:style-name="gr1" draw:text-style-name="P3" xml:id="id34" draw:id="id34" draw:layer="layout" svg:width="7.62cm" svg:height="0.635cm" svg:x="6.08cm" svg:y="13.7cm">
          <text:p text:style-name="P1"><text:span text:style-name="T3">gui/_grid.py:</text:span><text:span text:style-name="T4"> Grid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0.134cm" svg:x1="6.08cm" svg:y1="6.396cm" svg:x2="6.08cm" svg:y2="14.017cm" draw:end-shape="id34" draw:end-glue-point="3" svg:d="m6080 6396h-635v7621h635">
          <text:p/>
        </draw:connector>
        <draw:custom-shape draw:style-name="gr1" draw:text-style-name="P3" xml:id="id35" draw:id="id35" draw:layer="layout" svg:width="7.62cm" svg:height="0.635cm" svg:x="7.35cm" svg:y="15.605cm">
          <text:p text:style-name="P1"><text:span text:style-name="T3">gui/_gui_interfaces.py:</text:span><text:span text:style-name="T4"> GuiInterfac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0cm -0.769cm" svg:x1="9.89cm" svg:y1="14.335cm" svg:x2="7.35cm" svg:y2="15.922cm" draw:start-shape="id34" draw:start-glue-point="2" draw:end-shape="id35" draw:end-glue-point="3" svg:d="m9890 14335v634h-3810v953h1270">
          <text:p/>
        </draw:connector>
        <draw:custom-shape draw:style-name="gr1" draw:text-style-name="P3" xml:id="id36" draw:id="id36" draw:layer="layout" svg:width="7.62cm" svg:height="0.635cm" svg:x="7.35cm" svg:y="23.86cm">
          <text:p text:style-name="P1"><text:span text:style-name="T3">model/model.py:</text:span><text:span text:style-name="T4"> CodeArray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-4.127cm -0.134cm" svg:x1="9.89cm" svg:y1="14.335cm" svg:x2="7.35cm" svg:y2="24.177cm" draw:start-shape="id34" draw:start-glue-point="2" draw:end-shape="id36" draw:end-glue-point="3" svg:d="m9890 14335v635h-3175v9207h635">
          <text:p/>
        </draw:connector>
        <draw:custom-shape draw:style-name="gr1" draw:text-style-name="P3" xml:id="id37" draw:id="id37" draw:layer="layout" svg:width="7.62cm" svg:height="0.635cm" svg:x="7.35cm" svg:y="16.875cm">
          <text:p text:style-name="P1"><text:span text:style-name="T3">gui/_grid_table.py:</text:span><text:span text:style-name="T4"> Grid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-0.634cm -0.769cm" svg:x1="9.89cm" svg:y1="14.335cm" svg:x2="7.35cm" svg:y2="17.192cm" draw:start-shape="id34" draw:start-glue-point="2" draw:end-shape="id37" draw:end-glue-point="3" svg:d="m9890 14335v635h-3810v2222h1270">
          <text:p/>
        </draw:connector>
        <draw:custom-shape draw:style-name="gr1" draw:text-style-name="P3" xml:id="id38" draw:id="id38" draw:layer="layout" svg:width="7.62cm" svg:height="0.635cm" svg:x="7.35cm" svg:y="18.145cm">
          <text:p text:style-name="P1"><text:span text:style-name="T3">gui/_grid_renderer.py:</text:span><text:span text:style-name="T4"> GridRender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-1.269cm -0.769cm" svg:x1="9.89cm" svg:y1="14.335cm" svg:x2="7.35cm" svg:y2="18.462cm" draw:start-shape="id34" draw:start-glue-point="2" draw:end-shape="id38" draw:end-glue-point="3" svg:d="m9890 14335v635h-3810v3492h1270">
          <text:p/>
        </draw:connector>
        <draw:frame draw:style-name="gr2" draw:text-style-name="P5" draw:layer="layout" svg:width="3.597cm" svg:height="1.673cm" svg:x="-3.445cm" svg:y="16.24cm">
          <draw:text-box>
            <text:p><text:span text:style-name="T5">All changes to </text:span></text:p>
            <text:p><text:span text:style-name="T5">the model are </text:span></text:p>
            <text:p><text:span text:style-name="T5">done by actions.</text:span></text:p>
          </draw:text-box>
        </draw:frame>
        <draw:frame draw:style-name="gr2" draw:text-style-name="P5" draw:layer="layout" svg:width="3.741cm" svg:height="1.673cm" svg:x="6.715cm" svg:y="21.955cm">
          <draw:text-box>
            <text:p><text:span text:style-name="T5">The model layer</text:span></text:p>
            <text:p><text:span text:style-name="T5">contains the core</text:span></text:p>
            <text:p><text:span text:style-name="T5">data structure S</text:span></text:p>
          </draw:text-box>
        </draw:frame>
        <draw:frame draw:style-name="gr2" draw:text-style-name="P5" draw:layer="layout" svg:width="3.487cm" svg:height="2.147cm" svg:x="1.323cm" svg:y="6.473cm">
          <draw:text-box>
            <text:p><text:span text:style-name="T5">The GUI layer</text:span></text:p>
            <text:p><text:span text:style-name="T5">manages wx</text:span></text:p>
            <text:p><text:span text:style-name="T5">objects and </text:span></text:p>
            <text:p><text:span text:style-name="T5">dialog workflow.</text:span></text:p>
          </draw:text-box>
        </draw:frame>
        <draw:frame draw:style-name="gr2" draw:text-style-name="P6" draw:layer="layout" svg:width="2.009cm" svg:height="0.725cm" svg:x="13.065cm" svg:y="1.67cm">
          <draw:text-box>
            <text:p><text:span text:style-name="T6">Legend</text:span></text:p>
          </draw:text-box>
        </draw:frame>
        <draw:custom-shape draw:style-name="gr1" draw:text-style-name="P3" xml:id="id39" draw:id="id39" draw:layer="layout" svg:width="7.62cm" svg:height="0.635cm" svg:x="7.35cm" svg:y="19.415cm">
          <text:p text:style-name="P1"><text:span text:style-name="T3">gui/_menubars.py:</text:span><text:span text:style-name="T4"> Context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-1.904cm -0.769cm" svg:x1="9.89cm" svg:y1="14.335cm" svg:x2="7.35cm" svg:y2="19.732cm" draw:start-shape="id34" draw:start-glue-point="2" draw:end-shape="id39" draw:end-glue-point="3" svg:d="m9890 14335v635h-3810v4762h1270">
          <text:p/>
        </draw:connector>
        <draw:custom-shape draw:style-name="gr1" draw:text-style-name="P3" xml:id="id40" draw:id="id40" draw:layer="layout" svg:width="7.62cm" svg:height="1.27cm" svg:x="-3.445cm" svg:y="20.05cm">
          <text:p text:style-name="P1"><text:span text:style-name="T3">actions/_grid_actions.py:</text:span></text:p>
          <text:p text:style-name="P1"><text:span text:style-name="T4">AllGridAc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" draw:layer="layout" draw:line-skew="0.067cm" svg:x1="13.7cm" svg:y1="14.017cm" svg:x2="15.605cm" svg:y2="13.382cm" draw:start-shape="id34" draw:start-glue-point="1" svg:d="m13700 14017h1270v-635h635">
          <text:p/>
        </draw:connector>
        <draw:frame draw:style-name="gr2" draw:text-style-name="P5" draw:layer="layout" svg:width="4.972cm" svg:height="1.673cm" svg:x="15.405cm" svg:y="11.318cm">
          <draw:text-box>
            <text:p><text:span text:style-name="T5">The event class defines</text:span></text:p>
            <text:p><text:span text:style-name="T5">all GUI communication</text:span><text:span text:style-name="T5"><text:line-break/></text:span><text:span text:style-name="T5">events</text:span></text:p>
          </draw:text-box>
        </draw:frame>
        <draw:frame draw:style-name="gr11" draw:text-style-name="P7" draw:layer="layout" svg:width="18.934cm" svg:height="1.276cm" svg:x="0.365cm" svg:y="-0.276cm">
          <draw:text-box>
            <text:p><text:span text:style-name="T7">Only main_window, grid and model finished!!!</text:span></text:p>
          </draw:text-box>
        </draw:frame>
        <draw:connector draw:style-name="gr10" draw:text-style-name="P1" draw:layer="layout" draw:line-skew="0.317cm" svg:x1="7.35cm" svg:y1="15.922cm" svg:x2="4.175cm" svg:y2="20.685cm" draw:start-shape="id35" draw:start-glue-point="3" draw:end-shape="id40" draw:end-glue-point="1" svg:d="m7350 15922h-1270v4763h-1905">
          <text:p/>
        </draw:connector>
        <draw:frame draw:style-name="gr2" draw:text-style-name="P4" xml:id="id42" draw:id="id42" draw:layer="layout" svg:width="2.2cm" svg:height="0.645cm" svg:x="17.59cm" svg:y="2.895cm">
          <draw:text-box>
            <text:p><text:span text:style-name="T4">Child class</text:span></text:p>
          </draw:text-box>
        </draw:frame>
        <draw:frame draw:style-name="gr2" draw:text-style-name="P4" draw:layer="layout" svg:width="3cm" svg:height="0.645cm" svg:x="17.61cm" svg:y="2.261cm">
          <draw:text-box>
            <text:p><text:span text:style-name="T4">Contained class</text:span></text:p>
          </draw:text-box>
        </draw:frame>
        <draw:frame draw:style-name="gr2" draw:text-style-name="P4" xml:id="id41" draw:id="id41" draw:layer="layout" svg:width="2.437cm" svg:height="0.645cm" svg:x="13.164cm" svg:y="2.895cm">
          <draw:text-box>
            <text:p><text:span text:style-name="T4">Parent class</text:span></text:p>
          </draw:text-box>
        </draw:frame>
        <draw:connector draw:style-name="gr12" draw:text-style-name="P1" draw:layer="layout" draw:type="line" svg:x1="15.601cm" svg:y1="3.217cm" svg:x2="17.59cm" svg:y2="3.217cm" draw:start-shape="id41" draw:end-shape="id42" svg:d="m15601 3217h1989">
          <text:p/>
        </draw:connector>
        <draw:connector draw:style-name="gr12" draw:text-style-name="P1" draw:layer="layout" draw:type="line" svg:x1="11.16cm" svg:y1="25.13cm" svg:x2="11.16cm" svg:y2="24.495cm" draw:start-shape="id43" draw:start-glue-point="0" draw:end-shape="id36" draw:end-glue-point="2" svg:d="m11160 25130v-635">
          <text:p/>
        </draw:connector>
        <draw:custom-shape draw:style-name="gr1" draw:text-style-name="P3" xml:id="id43" draw:id="id43" draw:layer="layout" svg:width="7.62cm" svg:height="0.635cm" svg:x="7.35cm" svg:y="25.13cm">
          <text:p text:style-name="P1"><text:span text:style-name="T3">model/model.py:</text:span><text:span text:style-name="T4"> DataArra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4" draw:id="id44" draw:layer="layout" svg:width="7.62cm" svg:height="0.635cm" svg:x="7.35cm" svg:y="26.4cm">
          <text:p text:style-name="P1"><text:span text:style-name="T3">model/model.py:</text:span><text:span text:style-name="T4"> DictGrid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line" svg:x1="11.16cm" svg:y1="25.765cm" svg:x2="11.16cm" svg:y2="26.4cm" draw:start-shape="id43" draw:start-glue-point="2" draw:end-shape="id44" draw:end-glue-point="0" svg:d="m11160 25765v635">
          <text:p/>
        </draw:connector>
        <draw:custom-shape draw:style-name="gr1" draw:text-style-name="P3" xml:id="id45" draw:id="id45" draw:layer="layout" svg:width="7.62cm" svg:height="1.27cm" svg:x="7.35cm" svg:y="27.67cm">
          <text:p text:style-name="P1"><text:span text:style-name="T3">model/model.py:</text:span><text:span text:style-name="T4"> KeyValueStore, ParserMixin, </text:span></text:p>
          <text:p text:style-name="P1"><text:span text:style-name="T4">StringGeneratorMixin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type="line" svg:x1="11.16cm" svg:y1="27.67cm" svg:x2="11.16cm" svg:y2="27.035cm" draw:start-shape="id45" draw:start-glue-point="0" draw:end-shape="id44" draw:end-glue-point="2" svg:d="m11160 27670v-635">
          <text:p/>
        </draw:connector>
        <draw:custom-shape draw:style-name="gr1" draw:text-style-name="P3" xml:id="id46" draw:id="id46" draw:layer="layout" svg:width="7.62cm" svg:height="0.635cm" svg:x="7.35cm" svg:y="29.575cm">
          <text:p text:style-name="P1"><text:span text:style-name="T3">model/model.py:</text:span><text:span text:style-name="T4"> CellAttributes</text:span>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line-skew="0.134cm" svg:x1="14.97cm" svg:y1="26.717cm" svg:x2="14.97cm" svg:y2="29.892cm" draw:start-shape="id44" draw:start-glue-point="1" draw:end-shape="id46" svg:d="m14970 26717h635v3175h-63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e6e6e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4-11T01:23:20</meta:creation-date>
    <dc:date>2012-04-28T16:39:22</dc:date>
    <meta:editing-duration>PT1H26M8S</meta:editing-duration>
    <meta:editing-cycles>37</meta:editing-cycles>
    <meta:generator>LibreOffice/3.5$Linux_x86 LibreOffice_project/350m1$Build-202</meta:generator>
    <meta:document-statistic meta:object-count="117"/>
  </office:meta>
</office:document-meta>
</file>